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ff66" draw:textarea-horizontal-align="center" draw:textarea-vertical-align="middle"/>
    </style:style>
    <style:style style:name="gr5" style:family="graphic" style:parent-style-name="standard">
      <style:graphic-properties draw:stroke="none" svg:stroke-color="#000000" draw:fill="none" draw:fill-color="#ffffff" fo:min-height="19.59cm"/>
    </style:style>
    <style:style style:name="P1" style:family="paragraph">
      <style:paragraph-properties fo:text-align="center"/>
    </style:style>
    <style:style style:name="P2" style:family="paragraph">
      <style:paragraph-properties fo:text-align="start"/>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1" draw:layer="layout" svg:width="4.445cm" svg:height="1.905cm" svg:x="2.27cm" svg:y="1.635cm">
          <text:p text:style-name="P1">Jsp</text:p>
        </draw:rect>
        <draw:rect draw:style-name="gr1" draw:text-style-name="P1" draw:id="id2" draw:layer="layout" svg:width="4.445cm" svg:height="2.54cm" svg:x="2.27cm" svg:y="4.81cm">
          <text:p text:style-name="P1">StrustAction<text:line-break/>or<text:line-break/>Pojo UI Bean</text:p>
        </draw:rect>
        <draw:rect draw:style-name="gr1" draw:text-style-name="P1" draw:id="id3" draw:layer="layout" svg:width="12.065cm" svg:height="2.54cm" svg:x="2.27cm" svg:y="9.255cm">
          <text:p text:style-name="P2">MyOscarMedicalDataManager</text:p>
          <text:list text:style-name="L1">
            <text:list-item>
              <text:p text:style-name="P2">Data Logging</text:p>
            </text:list-item>
            <text:list-item>
              <text:p text:style-name="P2">Data Serialisation / deserialisation</text:p>
            </text:list-item>
          </text:list>
        </draw:rect>
        <draw:rect draw:style-name="gr1" draw:text-style-name="P1" draw:id="id5" draw:layer="layout" svg:width="12.065cm" svg:height="3.175cm" svg:x="2.27cm" svg:y="13.7cm">
          <text:p text:style-name="P2">MyOscarServerWebServicesManager</text:p>
          <text:list text:style-name="L1">
            <text:list-item>
              <text:p text:style-name="P2">Authentication etc</text:p>
            </text:list-item>
          </text:list>
        </draw:rect>
        <draw:rect draw:style-name="gr1" draw:text-style-name="P1" draw:id="id4" draw:layer="layout" svg:width="6.985cm" svg:height="2.54cm" svg:x="9.89cm" svg:y="4.81cm">
          <text:p text:style-name="P1">Background Threads</text:p>
        </draw:rect>
        <draw:connector draw:style-name="gr2" draw:text-style-name="P1" draw:layer="layout" draw:type="line" svg:x1="4.492cm" svg:y1="3.54cm" svg:x2="4.492cm" svg:y2="4.81cm" draw:start-shape="id1" draw:start-glue-point="2" draw:end-shape="id2" draw:end-glue-point="0" svg:d="m4492 3540v1270">
          <text:p/>
        </draw:connector>
        <draw:connector draw:style-name="gr2" draw:text-style-name="P1" draw:layer="layout" draw:type="line" svg:x1="4.492cm" svg:y1="7.35cm" svg:x2="8.302cm" svg:y2="9.255cm" draw:start-shape="id2" draw:start-glue-point="2" draw:end-shape="id3" draw:end-glue-point="0" svg:d="m4492 7350 3810 1905">
          <text:p/>
        </draw:connector>
        <draw:connector draw:style-name="gr2" draw:text-style-name="P1" draw:layer="layout" draw:type="line" svg:x1="13.382cm" svg:y1="7.35cm" svg:x2="8.302cm" svg:y2="9.255cm" draw:start-shape="id4" draw:start-glue-point="2" draw:end-shape="id3" draw:end-glue-point="0" svg:d="m13382 7350-5080 1905">
          <text:p/>
        </draw:connector>
        <draw:connector draw:style-name="gr2" draw:text-style-name="P1" draw:layer="layout" draw:type="line" svg:x1="8.302cm" svg:y1="11.795cm" svg:x2="8.302cm" svg:y2="13.7cm" draw:start-shape="id3" draw:start-glue-point="2" draw:end-shape="id5" draw:end-glue-point="0" svg:d="m8302 11795v1905">
          <text:p/>
        </draw:connector>
        <draw:custom-shape draw:style-name="gr3" draw:text-style-name="P1" draw:id="id7" draw:layer="layout" svg:width="3.175cm" svg:height="5.08cm" svg:x="23.225cm" svg:y="7.985cm">
          <text:p text:style-name="P1">Oscar<text:line-break/>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 draw:text-style-name="P1" draw:id="id6" draw:layer="layout" svg:width="4.445cm" svg:height="2.54cm" svg:x="16.875cm" svg:y="9.255cm">
          <text:p text:style-name="P1">DAO's</text:p>
        </draw:rect>
        <draw:connector draw:style-name="gr2" draw:text-style-name="P1" draw:layer="layout" draw:type="line" svg:x1="14.335cm" svg:y1="10.525cm" svg:x2="16.875cm" svg:y2="10.525cm" draw:start-shape="id3" draw:start-glue-point="1" draw:end-shape="id6" draw:end-glue-point="3" svg:d="m14335 10525h2540">
          <text:p/>
        </draw:connector>
        <draw:connector draw:style-name="gr2" draw:text-style-name="P1" draw:layer="layout" draw:type="line" svg:x1="21.32cm" svg:y1="10.525cm" svg:x2="23.225cm" svg:y2="10.525cm" draw:start-shape="id6" draw:start-glue-point="1" draw:end-shape="id7" draw:end-glue-point="6" svg:d="m21320 10525h1905">
          <text:p/>
        </draw:connector>
        <draw:connector draw:style-name="gr2" draw:text-style-name="P1" draw:layer="layout" draw:type="line" svg:x1="8.302cm" svg:y1="16.875cm" svg:x2="8.302cm" svg:y2="18.145cm" draw:start-shape="id5" draw:start-glue-point="2" draw:end-shape="id8" draw:end-glue-point="0" svg:d="m8302 16875v1270">
          <text:p/>
        </draw:connector>
        <draw:rect draw:style-name="gr4" draw:text-style-name="P1" draw:id="id8" draw:layer="layout" svg:width="6.985cm" svg:height="1.905cm" svg:x="4.81cm" svg:y="18.145cm">
          <text:p text:style-name="P1">MyOscar Server</text:p>
        </draw:rect>
      </draw:page>
      <draw:page draw:name="page2" draw:style-name="dp1" draw:master-page-name="Default">
        <draw:frame draw:style-name="gr5" draw:layer="layout" svg:width="25.94cm" svg:height="24.425cm" svg:x="1cm" svg:y="1cm">
          <draw:text-box>
            <text:p><text:span text:style-name="T1">MyoscarMedicalDataManager Logistcs</text:span></text:p>
            <text:p/>
            <text:list text:style-name="L1">
              <text:list-item>
                <text:p>We must track every time data is sent to or read from a remote system. Use RemoteDataLogDao to do that.</text:p>
              </text:list-item>
              <text:list-item>
                <text:p>We want to track the last ID and date of synchronisation so we can do incremental updates of new data. Use SendToPHRTrackingDao to do that.</text:p>
              </text:list-item>
            </text:list>
            <text:p/>
            <text:p>When we send data to the server it should generally be sent in the form of MedicalDataTransfer object (currently version 2 of the object, i.e. MedicalDataTransfer2). Look in the Transfer object as well as the model object for details about the fields i.e. MedicalDataTransfer2.java and MedicalData.java. The “completed” field is used to set if the piece of data is a working draft for a finished/signed piece of medical data. When the data is a working draft it is actually editable, once it's completed, it is not editable. There is a special call to set the Archived bit on medical data so you can still change that on completed items. Most data in Oscar will be completed so you should set completed=true.</text:p>
            <text:p/>
            <text:p>For sorting out what to send we have a few cases :</text:p>
            <text:list text:continue-numbering="true" text:style-name="L1">
              <text:list-item>
                <text:p>the data is read only (completed), we just send any items with date newer than the sentDatetime of this object for this person.</text:p>
              </text:list-item>
              <text:list-item>
                <text:p>The data is read write able, then you must distinguish between new items and previously edited items. A new item will have an ID greater than the lastObjectId. If the Id is less than the lastObjectId, then you know it's an update. If the item is mostly read only but is archiveable, then you must call the archive method for this item.</text:p>
                <text:p/>
              </text:list-item>
            </text:list>
            <text:p>In theory it is actually safe to send duplicate data as long as you're filling in the originalSourceId. It will use that ID to tell if it's received that piece of data before or not. If it has it will just ignore it. So, in theory if oscar's DB dies and we lose the tracking table or it's out of date for some reason, it's okay to just send based on what is in that table. The server will throw an error saying it's already been sent. We should not do this in general as it's a waste of CPU time and band width but maybe inevitable in some failure cases. We should log these thrown errors as it is an exceptional case. In general no duplicate data should ever be sent, in the exceptional cases, we will just know to expect entries in the error log while the system sorts itself out.</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1-03T12:23:22</meta:creation-date>
    <meta:generator>OpenOffice.org/3.2$Unix OpenOffice.org_project/320m18$Build-9502</meta:generator>
    <dc:date>2012-01-03T13:09:02</dc:date>
    <meta:editing-duration>PT00H45M40S</meta:editing-duration>
    <meta:editing-cycles>6</meta:editing-cycles>
    <meta:document-statistic meta:object-count="16"/>
  </office:meta>
</office:document-meta>
</file>